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de06" officeooo:paragraph-rsid="0015de06"/>
    </style:style>
    <style:style style:name="P2" style:family="paragraph" style:parent-style-name="Standard">
      <style:paragraph-properties fo:text-align="start" style:justify-single-word="false"/>
      <style:text-properties officeooo:rsid="0017a40b" officeooo:paragraph-rsid="0017a40b"/>
    </style:style>
    <style:style style:name="P3" style:family="paragraph" style:parent-style-name="Standard">
      <style:paragraph-properties fo:text-align="start" style:justify-single-word="false"/>
      <style:text-properties officeooo:rsid="00183f4c" officeooo:paragraph-rsid="00183f4c"/>
    </style:style>
    <style:style style:name="P4" style:family="paragraph" style:parent-style-name="Standard">
      <style:paragraph-properties fo:text-align="start" style:justify-single-word="false"/>
      <style:text-properties officeooo:rsid="001bf9af" officeooo:paragraph-rsid="001bf9af"/>
    </style:style>
    <style:style style:name="P5" style:family="paragraph" style:parent-style-name="Standard">
      <style:paragraph-properties fo:text-align="start" style:justify-single-word="false"/>
      <style:text-properties officeooo:rsid="001e21ac" officeooo:paragraph-rsid="001e21ac"/>
    </style:style>
    <style:style style:name="P6" style:family="paragraph" style:parent-style-name="Standard">
      <style:paragraph-properties fo:text-align="start" style:justify-single-word="false"/>
      <style:text-properties officeooo:rsid="0017a40b" officeooo:paragraph-rsid="0024048b"/>
    </style:style>
    <style:style style:name="T1" style:family="text">
      <style:text-properties style:text-position="super 58%"/>
    </style:style>
    <style:style style:name="T2" style:family="text">
      <style:text-properties officeooo:rsid="001bf9af"/>
    </style:style>
    <style:style style:name="T3" style:family="text">
      <style:text-properties officeooo:rsid="001d98ef"/>
    </style:style>
    <style:style style:name="T4" style:family="text">
      <style:text-properties officeooo:rsid="001e21ac"/>
    </style:style>
    <style:style style:name="T5" style:family="text">
      <style:text-properties officeooo:rsid="002404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view communication</text:p>
      <text:p text:style-name="P1"/>
      <text:p text:style-name="P1"/>
      <text:p text:style-name="P2">1) contexte de la structure</text:p>
      <text:p text:style-name="P6"><text:span text:style-name="T5">Un premier site à été réalisée <text:s/>en 2018, Du à une conférence elle a eu un déclique afin de me mieux être présente sur le </text:span><text:s/>En déployant ses activitées, elle a du refaire un site pour pouvoir mettre en avant ses différentes activité es. </text:p>
      <text:p text:style-name="P2"/>
      <text:p text:style-name="P2">La manipulation du site n’est pas évidente pour elle. Son site lui permet d’afficher ses création perso, malheureusement mettre a jour son site lui et compliqué. C’est a elle de mettre a jour son site.</text:p>
      <text:p text:style-name="P2"/>
      <text:p text:style-name="P2">Le site est il un bon investissement ? </text:p>
      <text:p text:style-name="P2">1500<text:span text:style-name="T1">e</text:span>, son point de vue est qu’il faut le faire pour être vue, <text:s/>mais cela na pas ete forcement bénéfique</text:p>
      <text:p text:style-name="P2">55<text:span text:style-name="T1">e</text:span> pour le nom de domaine et l’hébergement </text:p>
      <text:p text:style-name="P2"/>
      <text:p text:style-name="P2">Conception du site ?</text:p>
      <text:p text:style-name="P2"/>
      <text:p text:style-name="P2">C’est elle qui a du concevoir son site, car les proposition faites par le développeur ne lui convenait pas. Elle a du travailler autant que le développeur pour que le site corresponde a ses besoins.</text:p>
      <text:p text:style-name="P2"/>
      <text:p text:style-name="P2">Le dev lui a montrer différentes grille(exemple), elle s’est sentit trop exigente vis a vis du dev.</text:p>
      <text:p text:style-name="P2"/>
      <text:p text:style-name="P2">Elle n’a aucune compétence dans le web, malgré des compétence en photoshop et illustrator</text:p>
      <text:p text:style-name="P2"/>
      <text:p text:style-name="P2">Visibilité depuis le site ? </text:p>
      <text:p text:style-name="P2">Aucune visibilité avec le site, pas de nouveau clients. Aucune pub payante</text:p>
      <text:p text:style-name="P2"/>
      <text:p text:style-name="P2">C’est un site d’artiste pour elle pas un besoin de ramener des client </text:p>
      <text:p text:style-name="P2"/>
      <text:p text:style-name="P2"/>
      <text:p text:style-name="P2">Le délais entre la commande et la livraison du site ?</text:p>
      <text:p text:style-name="P2"/>
      <text:p text:style-name="P2">4/5 mois pour le tout, </text:p>
      <text:p text:style-name="P2"/>
      <text:p text:style-name="P2"/>
      <text:p text:style-name="P2">Le nouveau site est t-il mieux ?</text:p>
      <text:p text:style-name="P2"/>
      <text:p text:style-name="P2">Oui beaucoup mieux, coloré, attractif</text:p>
      <text:p text:style-name="P2"/>
      <text:p text:style-name="P2"/>
      <text:p text:style-name="P2">Est-ce que des clients viennent du site ?</text:p>
      <text:p text:style-name="P2"/>
      <text:p text:style-name="P2">3/10 clients viennent du site, <text:span text:style-name="T2">ce n’est pas la source principal </text:span></text:p>
      <text:p text:style-name="P2"/>
      <text:p text:style-name="P2">Son parcours ?</text:p>
      <text:p text:style-name="P2"/>
      <text:p text:style-name="P2">Elle a voulu faire les beau arts, mais ses parents n’ont pas voulu, elle est donc partit en bac s, Elle a donc fait une ecole (bac+2) a tourcoin , le cnde, elle s’est installer a roubaix puis s’est installé en bretagne, elle a toujours été indépendante dans l’art et monter ses société, elle a travailler pendant 20ans en plus de ses sociétés a coté, elle a fait beaucoup de formation en tant que formatrice, elle a <text:soft-page-break/>se consacre désormais uniquement a ses sociétés. Le bouche a oreille lui a fait sa renommer, ses spécialité sons des opticiens, elle design des vitrines pour des opticiens et des pharmacie, la création d’une vitrine peut durer 2mois, elle créer a partir de la pub du magasin. Elle a fait des vitrines jusqu’à rennes, elles construit des vitrines a partir de matériaux ou d’objet donné. </text:p>
      <text:p text:style-name="P2"/>
      <text:p text:style-name="P3">Très peu de client dans Lannion. </text:p>
      <text:p text:style-name="P2"><text:s/></text:p>
      <text:p text:style-name="P4">Elle a rencontré peut de personne qui faisait le même métier. </text:p>
      <text:p text:style-name="P4"/>
      <text:p text:style-name="P4"/>
      <text:p text:style-name="P4">Elle a été satisfait par la cr<text:span text:style-name="T4">é</text:span>ation du site, c’est elle qui a du choisir les couleur par exemple, <text:span text:style-name="T3">si elle avait eu l’occasion de le faire elle même, elle l’aurait fait. </text:span></text:p>
      <text:p text:style-name="P4"/>
      <text:p text:style-name="P4"/>
      <text:p text:style-name="P5">Le site correspond a son esprit et ce qu’elle voulait, elle en satisfai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1:24:19.576000000</meta:creation-date>
    <dc:date>2023-12-07T17:43:04.351000000</dc:date>
    <meta:editing-duration>PT1H26M47S</meta:editing-duration>
    <meta:editing-cycles>8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27" meta:word-count="476" meta:character-count="2656" meta:non-whitespace-character-count="2191"/>
  </office:meta>
</office:document-meta>
</file>